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DefaultSol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Gill Sans MT_CCJU1"/>
    </style:style>
    <style:style style:name="T5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<text:span text:style-name="T5">%=PAGE_NUMERO=%</text:span> 3</text:p>
      <text:p text:style-name="P20">%=PCAL_HEADER=%<text:tab/><text:tab/><text:tab/><text:tab/><text:tab/><text:tab/><text:tab/><text:tab/><text:tab/><text:tab/><text:tab/><text:tab/></text:p>
      <text:p text:style-name="P23">%#include PCALMembreFamilles#%</text:p>
      <text:p text:style-name="P21"><text:tab/><text:span text:style-name="T4">%=remLineWhenBlank(HOME_LABEL,1)=%<text:tab/>%=remLineWhenBlank(HOME_DESCRIPTION,)=%</text:span>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1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14">%=remLineWhenBlank(totalL2)=%</text:p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7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8</meta:editing-cycles>
    <meta:editing-duration>PT3M49S</meta:editing-duration>
    <dc:date>2020-07-23T14:30:24.51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